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Trebuchet, Verdana, sans-serif"/>
    <style:font-face style:name="inherit" svg:font-family="inherit"/>
    <style:font-face style:name="PT Serif" svg:font-family="'PT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2" style:family="table">
      <style:table-properties style:width="16.2cm" style:rel-width="100%" fo:margin-top="0cm" fo:margin-bottom="0.6cm" table:align="center"/>
    </style:style>
    <style:style style:name="Таблица12.A" style:family="table-column">
      <style:table-column-properties style:column-width="8.098cm" style:rel-column-width="4818*"/>
    </style:style>
    <style:style style:name="Таблица12.B" style:family="table-column">
      <style:table-column-properties style:column-width="8.102cm" style:rel-column-width="4820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2cm" style:rel-width="100%" fo:margin-top="0cm" fo:margin-bottom="0.6cm" table:align="center"/>
    </style:style>
    <style:style style:name="Таблица13.A" style:family="table-column">
      <style:table-column-properties style:column-width="1.651cm" style:rel-column-width="982*"/>
    </style:style>
    <style:style style:name="Таблица13.B" style:family="table-column">
      <style:table-column-properties style:column-width="2.046cm" style:rel-column-width="1217*"/>
    </style:style>
    <style:style style:name="Таблица13.C" style:family="table-column">
      <style:table-column-properties style:column-width="2.101cm" style:rel-column-width="1250*"/>
    </style:style>
    <style:style style:name="Таблица13.E" style:family="table-column">
      <style:table-column-properties style:column-width="1.988cm" style:rel-column-width="1183*"/>
    </style:style>
    <style:style style:name="Таблица13.F" style:family="table-column">
      <style:table-column-properties style:column-width="2.185cm" style:rel-column-width="1300*"/>
    </style:style>
    <style:style style:name="Таблица13.G" style:family="table-column">
      <style:table-column-properties style:column-width="2.242cm" style:rel-column-width="1334*"/>
    </style:style>
    <style:style style:name="Таблица13.H" style:family="table-column">
      <style:table-column-properties style:column-width="1.886cm" style:rel-column-width="1122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F1" style:family="table-cell">
      <style:table-cell-properties style:vertical-align="middle" fo:padding="0.097cm" fo:border="0.05pt solid #000000"/>
    </style:style>
    <style:style style:name="Таблица1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АМ_5f_Таблица_20_Тело">
      <style:paragraph-properties fo:text-align="center" style:justify-single-word="false"/>
      <style:text-properties officeooo:paragraph-rsid="00065f23"/>
    </style:style>
    <style:style style:name="P2" style:family="paragraph" style:parent-style-name="АМ_5f_Таблица_20_Тело">
      <style:paragraph-properties fo:line-height="150%" fo:text-align="center" style:justify-single-word="false"/>
      <style:text-properties officeooo:paragraph-rsid="000333c5"/>
    </style:style>
    <style:style style:name="P3" style:family="paragraph" style:parent-style-name="АМ_5f_Таблица_20_Тело">
      <style:paragraph-properties fo:line-height="150%" fo:text-align="start" style:justify-single-word="false"/>
      <style:text-properties officeooo:paragraph-rsid="000333c5"/>
    </style:style>
    <style:style style:name="P4" style:family="paragraph" style:parent-style-name="АМ_5f_Таблица_20_Тело">
      <style:paragraph-properties fo:text-align="center" style:justify-single-word="false"/>
      <style:text-properties officeooo:rsid="0031b1e0" officeooo:paragraph-rsid="00065f23"/>
    </style:style>
    <style:style style:name="P5" style:family="paragraph" style:parent-style-name="АМ_5f_Таблица_20_Тело">
      <style:paragraph-properties fo:text-align="center" style:justify-single-word="false"/>
      <style:text-properties officeooo:rsid="00331c34" officeooo:paragraph-rsid="00065f23"/>
    </style:style>
    <style:style style:name="P6" style:family="paragraph" style:parent-style-name="АМ_5f_Таблица_20_Тело">
      <style:paragraph-properties fo:text-align="center" style:justify-single-word="false"/>
      <style:text-properties officeooo:rsid="019d59a3" officeooo:paragraph-rsid="00065f23"/>
    </style:style>
    <style:style style:name="P7" style:family="paragraph" style:parent-style-name="АМ_5f_Таблица_20_Тело">
      <style:paragraph-properties fo:text-align="center" style:justify-single-word="false"/>
      <style:text-properties officeooo:rsid="0034bc97" officeooo:paragraph-rsid="00065f23"/>
    </style:style>
    <style:style style:name="P8" style:family="paragraph" style:parent-style-name="АС02_5f_Основной_20_текст">
      <style:text-properties officeooo:paragraph-rsid="00009a00"/>
    </style:style>
    <style:style style:name="P9" style:family="paragraph" style:parent-style-name="АС02_5f_Основной_20_текст">
      <style:paragraph-properties fo:text-align="center" style:justify-single-word="false"/>
    </style:style>
    <style:style style:name="P10" style:family="paragraph" style:parent-style-name="АС02_5f_Основной_20_текст">
      <style:text-properties officeooo:paragraph-rsid="00065f23"/>
    </style:style>
    <style:style style:name="P11" style:family="paragraph" style:parent-style-name="АС02_5f_Основной_20_текст" style:list-style-name="L1">
      <style:text-properties officeooo:paragraph-rsid="00065f23"/>
    </style:style>
    <style:style style:name="P12" style:family="paragraph" style:parent-style-name="АС02_5f_Основной_20_текст" style:list-style-name="L2">
      <style:text-properties officeooo:paragraph-rsid="00065f23"/>
    </style:style>
    <style:style style:name="P13" style:family="paragraph" style:parent-style-name="АС02_5f_Основной_20_текст" style:list-style-name="L3">
      <style:text-properties officeooo:paragraph-rsid="00065f23"/>
    </style:style>
    <style:style style:name="P14" style:family="paragraph" style:parent-style-name="АС02_5f_Основной_20_текст" style:list-style-name="L4">
      <style:text-properties officeooo:paragraph-rsid="00065f23"/>
    </style:style>
    <style:style style:name="P15" style:family="paragraph" style:parent-style-name="АС02_5f_Основной_20_текст" style:list-style-name="L5">
      <style:text-properties officeooo:paragraph-rsid="00065f23"/>
    </style:style>
    <style:style style:name="P16" style:family="paragraph" style:parent-style-name="Standard">
      <style:text-properties officeooo:paragraph-rsid="00065f23"/>
    </style:style>
    <style:style style:name="T1" style:family="text">
      <style:text-properties officeooo:rsid="00009a00"/>
    </style:style>
    <style:style style:name="T2" style:family="text">
      <style:text-properties officeooo:rsid="0002386e"/>
    </style:style>
    <style:style style:name="T3" style:family="text">
      <style:text-properties officeooo:rsid="0023c91f"/>
    </style:style>
    <style:style style:name="T4" style:family="text">
      <style:text-properties officeooo:rsid="002809db"/>
    </style:style>
    <style:style style:name="T5" style:family="text">
      <style:text-properties officeooo:rsid="00258dc2"/>
    </style:style>
    <style:style style:name="T6" style:family="text">
      <style:text-properties officeooo:rsid="0028d503"/>
    </style:style>
    <style:style style:name="T7" style:family="text">
      <style:text-properties officeooo:rsid="01a07cad"/>
    </style:style>
    <style:style style:name="T8" style:family="text">
      <style:text-properties officeooo:rsid="003b65af"/>
    </style:style>
    <style:style style:name="T9" style:family="text">
      <style:text-properties officeooo:rsid="00251a30"/>
    </style:style>
    <style:style style:name="T10" style:family="text">
      <style:text-properties officeooo:rsid="002f551f"/>
    </style:style>
    <style:style style:name="T11" style:family="text">
      <style:text-properties officeooo:rsid="002dc155"/>
    </style:style>
    <style:style style:name="T12" style:family="text">
      <style:text-properties officeooo:rsid="002ab957"/>
    </style:style>
    <style:style style:name="T13" style:family="text">
      <style:text-properties officeooo:rsid="002ade93"/>
    </style:style>
    <style:style style:name="T14" style:family="text">
      <style:text-properties officeooo:rsid="002626fc"/>
    </style:style>
    <style:style style:name="T15" style:family="text">
      <style:text-properties officeooo:rsid="000333c5"/>
    </style:style>
    <style:style style:name="T16" style:family="text">
      <style:text-properties officeooo:rsid="00065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АС01_5f_Заголовок_20_1" text:outline-level="1">Методика SWOT-анализа на примере коммерческого банка</text:h>
      <text:p text:style-name="P8">SWOT-анализ <text:span text:style-name="T1">―</text:span><text:span text:style-name="T2"> </text:span>достаточно простой метод стратегического планирования, но мало где можно встретить толковое описание методики его проведения. В большинстве случаев объяснение сводится к выделению всех четырех групп факторов, а дальше кто во что горазд. Кто-то на этом заканчивает SWOT-анализ, кто-то начинает считать какие-то экспертные оценки факторов. В общем, большинство описаний не подходит для практического применения.</text:p>
      <text:p text:style-name="P8">Я сам долгое время не понимал как же правильно делать SWOT-анализ, пока преподаватель по банковскому делу не показал мне простую методику его проведения. Не знаю насколько эта методика подходит для реального применения в бизнесе, но для учебы и написания диплома она подошла великолепно. Поэтому делюсь этой методикой SWOT-анализа на примере коммерческого банка, который я проводил в рамках своего диплома.</text:p>
      <text:h text:style-name="АС01_5f_Заголовок_20_2" text:outline-level="1"><text:span text:style-name="T2">1-й этап</text:span></text:h>
      <text:p text:style-name="АС02_5f_Основной_20_текст">На первом этапе выявляются основные факторы: силы (Strengths), слабости (Weaknesses), возможности (Opportunities), угрозы (Threats).</text:p>
      <text:p text:style-name="АС03_5f_Подпись_20_Таблица">Таблица <text:sequence text:ref-name="refTable0" text:name="Table" text:formula="ooow:Table+1" style:num-format="1">1</text:sequence> ― SWOT-анализ коммерческого банка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Сильные стороны (S)</text:p>
          </table:table-cell>
          <table:table-cell table:style-name="Таблица12.B1" office:value-type="string">
            <text:p text:style-name="P2">Слабые стороны (W)</text:p>
          </table:table-cell>
        </table:table-row>
        <table:table-row>
          <table:table-cell table:style-name="Таблица12.A2" office:value-type="string">
            <text:p text:style-name="P3"><text:span text:style-name="T3">1) </text:span><text:span text:style-name="T4">качественная реклама</text:span><text:span text:style-name="T5">;</text:span></text:p>
            <text:p text:style-name="P3"><text:span text:style-name="T3">2) </text:span><text:span text:style-name="T4">широкая сеть филиалов;</text:span></text:p>
            <text:p text:style-name="P3"><text:span text:style-name="T3">3) </text:span><text:span text:style-name="T6">снижение</text:span><text:span text:style-name="T4"> просроченной задолженности </text:span><text:span text:style-name="T6">по кредитам.</text:span></text:p>
          </table:table-cell>
          <table:table-cell table:style-name="Таблица12.B2" office:value-type="string">
            <text:p text:style-name="P3"><text:span text:style-name="T3">1) </text:span><text:span text:style-name="T5">персонал</text:span><text:span text:style-name="T7"> </text:span><text:span text:style-name="T8">(высокая текучесть кадров)</text:span><text:span text:style-name="T5">;</text:span></text:p>
            <text:p text:style-name="P3"><text:span text:style-name="T3">2) </text:span><text:span text:style-name="T5">и</text:span><text:span text:style-name="T9">мидж;</text:span></text:p>
            <text:p text:style-name="P3"><text:span text:style-name="T3">3) </text:span><text:span text:style-name="T10">низкий</text:span><text:span text:style-name="T11"> объем кредитования физ</text:span><text:span text:style-name="T10">ических </text:span><text:span text:style-name="T11">лиц.</text:span></text:p>
          </table:table-cell>
        </table:table-row>
        <table:table-row>
          <table:table-cell table:style-name="Таблица12.A2" office:value-type="string">
            <text:p text:style-name="P2">Возможности (О)</text:p>
          </table:table-cell>
          <table:table-cell table:style-name="Таблица12.B2" office:value-type="string">
            <text:p text:style-name="P2">Угрозы (T)</text:p>
          </table:table-cell>
        </table:table-row>
        <table:table-row>
          <table:table-cell table:style-name="Таблица12.A2" office:value-type="string">
            <text:p text:style-name="P3"><text:span text:style-name="T3">1) </text:span><text:span text:style-name="T4">прогнозируемый </text:span><text:span text:style-name="T5">рост потребительского кредитования;</text:span></text:p>
            <text:p text:style-name="P3"><text:span text:style-name="T3">2) </text:span><text:span text:style-name="T12">расширение ассортимента предлагаемых услуг;</text:span></text:p>
            <text:p text:style-name="P3"><text:span text:style-name="T3">3) </text:span><text:span text:style-name="T13">возможность улучшения имиджа.</text:span></text:p>
          </table:table-cell>
          <table:table-cell table:style-name="Таблица12.B2" office:value-type="string">
            <text:p text:style-name="P3"><text:span text:style-name="T3">1) </text:span><text:span text:style-name="T5">замедление экономического роста;</text:span></text:p>
            <text:p text:style-name="P3"><text:span text:style-name="T3">2) </text:span><text:span text:style-name="T5">ужесточение требований ЦБ в отношении потребительских кредитов;</text:span></text:p>
            <text:p text:style-name="P3"><text:span text:style-name="T3">3) </text:span><text:span text:style-name="T14">снижение доверия клиентов.</text:span></text:p>
          </table:table-cell>
        </table:table-row>
      </table:table>
      <text:p text:style-name="АС02_5f_Основной_20_текст"><text:span text:style-name="T15">В разделе «Пояснения» написано почему я выбрал именно эти факторы.</text:span></text:p>
      <text:h text:style-name="АС01_5f_Заголовок_20_2" text:outline-level="1"><text:span text:style-name="T15">2-й этап</text:span></text:h>
      <text:p text:style-name="АС02_5f_Основной_20_текст"><text:span text:style-name="T15">На следующем этапе строится матрица SWOT-анализа </text:span><text:span text:style-name="T16">(</text:span><text:span text:style-name="T16"><text:sequence-ref text:reference-format="category-and-value" text:ref-name="refTable1">Таблица 2</text:sequence-ref></text:span><text:span text:style-name="T16">)</text:span><text:span text:style-name="T15"> и выделяются наиболее важные пересечения факторов, </text:span><text:span text:style-name="T16">которые отмечаются крестиками.</text:span></text:p>
      <text:p text:style-name="P10"><text:span text:style-name="T16">Основное чудо заключается именно в этой матрице. Она позволяет наглядно показать пересечения факторов. В большинстве учебников вместо этой матри</text:span><text:soft-page-break/><text:span text:style-name="T16">цы строится другая таблица, в которой и описываются пересечения факторов. Но таблица гораздо сложнее для восприятия, чем такая матрица. Да и нет большого смысла в анализировании всех пересечений, матрица позволяет отсечь несущественные факторы и сосредоточить внимание на важных.</text:span></text:p>
      <text:p text:style-name="АС03_5f_Подпись_20_Таблица">Таблица <text:sequence text:ref-name="refTable1" text:name="Table" text:formula="ooow:Table+1" style:num-format="1">2</text:sequence> ― Матрица SWOT-анализа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2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row>
          <table:table-cell table:style-name="Таблица13.A1" table:number-rows-spanned="2" table:number-columns-spanned="2" office:value-type="string">
            <text:p text:style-name="P1"/>
          </table:table-cell>
          <table:covered-table-cell/>
          <table:table-cell table:style-name="Таблица13.A1" table:number-columns-spanned="3" office:value-type="string">
            <text:p text:style-name="P1">O</text:p>
          </table:table-cell>
          <table:covered-table-cell/>
          <table:covered-table-cell/>
          <table:table-cell table:style-name="Таблица13.F1" table:number-columns-spanned="3" office:value-type="string">
            <text:p text:style-name="P1">T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3.C2" office:value-type="string">
            <text:p text:style-name="P1">1</text:p>
          </table:table-cell>
          <table:table-cell table:style-name="Таблица13.C2" office:value-type="string">
            <text:p text:style-name="P1">2</text:p>
          </table:table-cell>
          <table:table-cell table:style-name="Таблица13.C2" office:value-type="string">
            <text:p text:style-name="P1">3</text:p>
          </table:table-cell>
          <table:table-cell table:style-name="Таблица13.C2" office:value-type="string">
            <text:p text:style-name="P1">1</text:p>
          </table:table-cell>
          <table:table-cell table:style-name="Таблица13.C2" office:value-type="string">
            <text:p text:style-name="P1">2</text:p>
          </table:table-cell>
          <table:table-cell table:style-name="Таблица13.H2" office:value-type="string">
            <text:p text:style-name="P1">3</text:p>
          </table:table-cell>
        </table:table-row>
        <table:table-row>
          <table:table-cell table:style-name="Таблица13.C2" table:number-rows-spanned="3" office:value-type="string">
            <text:p text:style-name="P1">S</text:p>
          </table:table-cell>
          <table:table-cell table:style-name="Таблица13.C2" office:value-type="string">
            <text:p text:style-name="P1">1</text:p>
          </table:table-cell>
          <table:table-cell table:style-name="Таблица13.C2" office:value-type="string">
            <text:p text:style-name="P4">х</text:p>
          </table:table-cell>
          <table:table-cell table:style-name="Таблица13.C2" office:value-type="string">
            <text:p text:style-name="P1">х</text:p>
          </table:table-cell>
          <table:table-cell table:style-name="Таблица13.C2" office:value-type="string">
            <text:p text:style-name="P1">х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H2" office:value-type="string">
            <text:p text:style-name="P1"/>
          </table:table-cell>
        </table:table-row>
        <table:table-row>
          <table:covered-table-cell/>
          <table:table-cell table:style-name="Таблица13.C2" office:value-type="string">
            <text:p text:style-name="P1">2</text:p>
          </table:table-cell>
          <table:table-cell table:style-name="Таблица13.C2" office:value-type="string">
            <text:p text:style-name="P1">х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5"/>
          </table:table-cell>
          <table:table-cell table:style-name="Таблица13.H2" office:value-type="string">
            <text:p text:style-name="P1"/>
          </table:table-cell>
        </table:table-row>
        <table:table-row>
          <table:covered-table-cell/>
          <table:table-cell table:style-name="Таблица13.C2" office:value-type="string">
            <text:p text:style-name="P1">3</text:p>
          </table:table-cell>
          <table:table-cell table:style-name="Таблица13.C2" office:value-type="string">
            <text:p text:style-name="P1">х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5">х</text:p>
          </table:table-cell>
          <table:table-cell table:style-name="Таблица13.H2" office:value-type="string">
            <text:p text:style-name="P1"/>
          </table:table-cell>
        </table:table-row>
        <table:table-row>
          <table:table-cell table:style-name="Таблица13.C2" table:number-rows-spanned="3" office:value-type="string">
            <text:p text:style-name="P1">W</text:p>
          </table:table-cell>
          <table:table-cell table:style-name="Таблица13.C2" office:value-type="string">
            <text:p text:style-name="P1">1</text:p>
          </table:table-cell>
          <table:table-cell table:style-name="Таблица13.C2" office:value-type="string">
            <text:p text:style-name="P6">х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6">х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H2" office:value-type="string">
            <text:p text:style-name="P1"/>
          </table:table-cell>
        </table:table-row>
        <table:table-row>
          <table:covered-table-cell/>
          <table:table-cell table:style-name="Таблица13.C2" office:value-type="string">
            <text:p text:style-name="P1">2</text:p>
          </table:table-cell>
          <table:table-cell table:style-name="Таблица13.C2" office:value-type="string">
            <text:p text:style-name="P7">х</text:p>
          </table:table-cell>
          <table:table-cell table:style-name="Таблица13.C2" office:value-type="string">
            <text:p text:style-name="P7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H2" office:value-type="string">
            <text:p text:style-name="P1">x</text:p>
          </table:table-cell>
        </table:table-row>
        <table:table-row>
          <table:covered-table-cell/>
          <table:table-cell table:style-name="Таблица13.C2" office:value-type="string">
            <text:p text:style-name="P1">3</text:p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C2" office:value-type="string">
            <text:p text:style-name="P1"/>
          </table:table-cell>
          <table:table-cell table:style-name="Таблица13.H2" office:value-type="string">
            <text:p text:style-name="P1"/>
          </table:table-cell>
        </table:table-row>
      </table:table>
      <text:h text:style-name="АС01_5f_Заголовок_20_2" text:outline-level="1"><text:span text:style-name="T16">3-й этап</text:span></text:h>
      <text:p text:style-name="P10"><text:span text:style-name="T16">На третьем этапе описываются наиболее важные пересечения факторов. В своем дипломе я провел описание следующим образом.</text:span></text:p>
      <text:p text:style-name="P10"><text:span text:style-name="T16">В квадрате «Силы-Возможности» (S-O) важными являются пересечения следующих факторов:</text:span></text:p>
      <text:list xml:id="list2038529300834103608" text:style-name="L5">
        <text:list-item>
          <text:p text:style-name="P15"><text:span text:style-name="T16">S1O1 ― прогнозируемый рост потребительского кредитования позволяет активно развивать данное направление, а качественная реклама позволит привлечь новых клиентов; </text:span></text:p>
        </text:list-item>
        <text:list-item>
          <text:p text:style-name="P15"><text:span text:style-name="T16">S1O2 ― качественная реклама позволит эффективно и своевременно доносить информацию о новых услугах до текущих и потенциальных клиентов; </text:span></text:p>
        </text:list-item>
        <text:list-item>
          <text:p text:style-name="P15"><text:span text:style-name="T16">S1O3 ― качественная реклама может сформировать положительный образ банка; </text:span></text:p>
        </text:list-item>
        <text:list-item>
          <text:p text:style-name="P15"><text:span text:style-name="T16">S2O1 ― широкая сеть филиалов является необходимым условием для успешного развития потребительского кредитования; </text:span></text:p>
        </text:list-item>
        <text:list-item>
          <text:p text:style-name="P15"><text:span text:style-name="T16">S3O1 ― наблюдающаяся тенденция снижения просроченной задолженности по кредитам позволяет банку активнее развивать услуги потребительского кредитования. </text:span></text:p>
        </text:list-item>
      </text:list>
      <text:p text:style-name="P10"><text:span text:style-name="T16">В квадрате «Силы-Угрозы» (S-T) важными являются пересечения следующих факторов: </text:span></text:p>
      <text:list xml:id="list8376808340219604864" text:style-name="L4">
        <text:list-item>
          <text:p text:style-name="P14"><text:span text:style-name="T16">S3T2 ― снижение просроченной задолженности по кредитам позволит нивелировать ужесточение требований Центрального Банка относительно потребительского кредитования. </text:span></text:p>
        </text:list-item>
      </text:list>
      <text:p text:style-name="P10"><text:soft-page-break/><text:span text:style-name="T16">В квадрате «Слабости-Возможности» (W-O) важными являются пересечения следующих факторов: </text:span></text:p>
      <text:list xml:id="list107661587960674564" text:style-name="L3">
        <text:list-item>
          <text:p text:style-name="P13"><text:span text:style-name="T16">W1O1 ― высокая текучесть кадров негативно сказывается на качестве обслуживания, что может негативно сказаться на темпах развития потребительского кредитования; </text:span></text:p>
        </text:list-item>
        <text:list-item>
          <text:p text:style-name="P13"><text:span text:style-name="T16">W1O3 ― имидж банка напрямую зависит от качества обслуживания; </text:span></text:p>
        </text:list-item>
        <text:list-item>
          <text:p text:style-name="P13"><text:span text:style-name="T16">W2O1 ― имидж является одним из важнейших факторов привлечения и удержания клиентов. </text:span></text:p>
        </text:list-item>
      </text:list>
      <text:p text:style-name="P10"><text:span text:style-name="T16">В квадрате «Слабости-Угрозы» (W-T) важными являются пересечения следующих факторов: </text:span></text:p>
      <text:list xml:id="list705100853081533642" text:style-name="L2">
        <text:list-item>
          <text:p text:style-name="P12"><text:span text:style-name="T16">W2T3 ― слабый имидж негативно сказывается на доверии клиентов. </text:span></text:p>
        </text:list-item>
      </text:list>
      <text:h text:style-name="АС01_5f_Заголовок_20_2" text:outline-level="1"><text:span text:style-name="T16">Пояснения</text:span></text:h>
      <text:p text:style-name="P10"><text:span text:style-name="T16">Мой диплом был на тему конкурентоспособности коммерческого банка. На 1-м этапе SWOT-анализа я руководствовался данными, полученным мною в ходе написания второй главы, в которую входила характеристика банковского сектора РФ, совершенствование методики оценки конкурентоспособности коммерческого банка и анализ по этой методике конкурентоспособности моего банка. Т.е. у меня был проведен PEST-анализ, анализ пяти сил Портера и анализ конкурентоспособности банка.</text:span></text:p>
      <text:p text:style-name="P10"><text:span text:style-name="T16">Все данные реальны, но на их основе можно было выделить гораздо больше факторов. Но так вышло, что у меня уже были рекомендации по повышению конкурентоспособности банка и мне нужно было связать предыдущие части диплома с этими рекомендациям. Поэтому в SWOT-анализе я указал не все факторы, а только те, что отвечали моим целям.</text:span></text:p>
      <text:p text:style-name="P10"><text:span text:style-name="T16">Матрица хороша своей наглядностью. Защита дипломов проходила по презентациям и эти две таблицы были вынесены на слайды.</text:span></text:p>
      <text:h text:style-name="АС01_5f_Заголовок_20_2" text:outline-level="1"><text:span text:style-name="T16">Рекомендации</text:span></text:h>
      <text:p text:style-name="P10"><text:span text:style-name="T16">Для построения качественного SWOT-анализа рекомендую предварительно проводить PEST-анализ, анализ пяти сил Портера и финансово-хозяйственный анализ предприятия (можно без особых расчетов). <text:s/>В целом, все эти анализы заключаются в анализировании готовой информации, в большинстве случаев можно обойтись без каких-либо числовых расчетов. А в случае с банками ситуация еще проще, все готовые расчеты и статистика находятся в открытом доступе.</text:span></text:p>
      <text:p text:style-name="P10"><text:span text:style-name="T16">Анализ финансово-хозяйственной деятельности банка тоже можно не проводить, т.к. нормативы ликвидности посчитаны центробанком и опубликованы на его сайте. Другие показатели посчитаны для всевозможных рейтингов и ренкингов банков. <text:s/>Например, рейтинг банков на сайте Банки.ру </text:span><text:soft-page-break/><text:span text:style-name="T16">(</text:span><text:a xlink:type="simple" xlink:href="http://www.banki.ru/banks/ratings" office:target-frame-name="_blank" xlink:show="new"><text:span text:style-name="T16">http://www.banki.ru/banks/ratings</text:span></text:a><text:span text:style-name="T16">) содержит расчет следующих показателей:</text:span></text:p>
      <text:list xml:id="list1412547367078954311" text:style-name="L1">
        <text:list-item>
          <text:p text:style-name="P11"><text:span text:style-name="T16">Активы нетто;</text:span></text:p>
        </text:list-item>
        <text:list-item>
          <text:p text:style-name="P11"><text:span text:style-name="T16">Чистая прибыль;</text:span></text:p>
        </text:list-item>
        <text:list-item>
          <text:p text:style-name="P11"><text:span text:style-name="T16">Капитал;</text:span></text:p>
        </text:list-item>
        <text:list-item>
          <text:p text:style-name="P11"><text:span text:style-name="T16">Кредитный портфель;</text:span></text:p>
        </text:list-item>
        <text:list-item>
          <text:p text:style-name="P11"><text:span text:style-name="T16">Просроченная задолженность в кредитном портфеле;</text:span></text:p>
        </text:list-item>
        <text:list-item>
          <text:p text:style-name="P11"><text:span text:style-name="T16">Вклады физических лиц;</text:span></text:p>
        </text:list-item>
        <text:list-item>
          <text:p text:style-name="P11"><text:span text:style-name="T16">Вложения в ценные бумаги;</text:span></text:p>
        </text:list-item>
        <text:list-item>
          <text:p text:style-name="P11"><text:span text:style-name="T16">Рентабельность активов-нетто;</text:span></text:p>
        </text:list-item>
        <text:list-item>
          <text:p text:style-name="P11"><text:span text:style-name="T16">Рентабельность капитала;</text:span></text:p>
        </text:list-item>
        <text:list-item>
          <text:p text:style-name="P11"><text:span text:style-name="T16">и други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Trebuchet, Verdana, sans-serif"/>
    <style:font-face style:name="inherit" svg:font-family="inherit"/>
    <style:font-face style:name="PT Serif" svg:font-family="'PT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С00_5f_Базовый" style:display-name="AС00_Базовый" style:family="paragraph" style:master-page-name="">
      <style:paragraph-properties fo:margin-top="0cm" fo:margin-bottom="0.3cm" style:contextual-spacing="false" fo:line-height="100%" fo:text-align="justify" style:justify-single-word="false" fo:hyphenation-ladder-count="2" style:page-number="auto"/>
      <style:text-properties style:font-name="PT Serif" fo:font-size="12pt" style:letter-kerning="false" style:font-size-asian="10.5pt" fo:hyphenate="true" fo:hyphenation-remain-char-count="2" fo:hyphenation-push-char-count="2"/>
    </style:style>
    <style:style style:name="АС00_5f_Базовый_20_Заголовок" style:display-name="АС00_Базовый Заголовок" style:family="paragraph" style:parent-style-name="AС00_5f_Базовый" style:default-outline-level="1" style:list-style-name="" style:master-page-name="">
      <style:paragraph-properties fo:margin-top="0cm" fo:margin-bottom="0.4cm" style:contextual-spacing="false" fo:text-align="center" style:justify-single-word="false" fo:hyphenation-ladder-count="2" style:page-number="auto">
        <style:tab-stops/>
      </style:paragraph-properties>
      <style:text-properties fo:font-size="14pt" fo:font-weight="bold" style:font-size-asian="10.5pt" fo:hyphenate="false" fo:hyphenation-remain-char-count="2" fo:hyphenation-push-char-count="2"/>
    </style:style>
    <style:style style:name="АС01_5f_Заголовок_20_1" style:display-name="АС01_Заголовок 1" style:family="paragraph" style:parent-style-name="АС00_5f_Базовый_20_Заголовок"/>
    <style:style style:name="АС02_5f_Основной_20_текст" style:display-name="АС02_Основной текст" style:family="paragraph" style:parent-style-name="AС00_5f_Базовый"/>
    <style:style style:name="АС01_5f_Заголовок_20_2" style:display-name="АС01_Заголовок 2" style:family="paragraph" style:parent-style-name="АС00_5f_Базовый_20_Заголовок" style:next-style-name="АС02_5f_Основной_20_текст" style:master-page-name="">
      <style:paragraph-properties fo:margin-top="0.3cm" fo:margin-bottom="0.4cm" style:contextual-spacing="false" fo:text-align="start" style:justify-single-word="false" style:page-number="auto"/>
      <style:text-properties fo:font-size="13pt" style:font-size-asian="10.5pt"/>
    </style:style>
    <style:style style:name="АМ_5f_Базовый" style:display-name="АМ_Базовый" style:family="paragraph" style:master-page-name="">
      <style:paragraph-properties fo:margin-left="0cm" fo:margin-right="0cm" fo:line-height="150%" fo:text-align="justify" style:justify-single-word="false" fo:hyphenation-ladder-count="2" fo:text-indent="1.251cm" style:auto-text-indent="false" style:page-number="auto"/>
      <style:text-properties fo:font-size="14pt" style:letter-kerning="false" style:font-size-asian="10.5pt" fo:hyphenate="true" fo:hyphenation-remain-char-count="2" fo:hyphenation-push-char-count="2"/>
    </style:style>
    <style:style style:name="АМ_5f_Таблица_20_Тело" style:display-name="АМ_Таблица Тело" style:family="paragraph" style:parent-style-name="АМ_5f_Базовый" style:master-page-name="">
      <style:paragraph-properties fo:margin-left="0cm" fo:margin-right="0cm" fo:hyphenation-ladder-count="2" fo:text-indent="0cm" style:auto-text-indent="false" style:page-number="auto"/>
      <style:text-properties fo:font-size="12pt" style:font-size-asian="10.5pt" fo:hyphenate="false" fo:hyphenation-remain-char-count="2" fo:hyphenation-push-char-count="2"/>
    </style:style>
    <style:style style:name="Table" style:family="paragraph" style:parent-style-name="Caption" style:class="extra"/>
    <style:style style:name="АС03_5f_Подпись_20_Таблица" style:display-name="АС03_Подпись Таблица" style:family="paragraph" style:parent-style-name="АС02_5f_Основной_20_текст">
      <style:paragraph-properties fo:margin-top="0.199cm" fo:margin-bottom="0.3cm" style:contextual-spacing="false"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АС02_5f_Основной_20_текст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101cm" fo:margin-bottom="1.199cm" fo:margin-left="2.401cm" fo:margin-right="2.40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Чадский</meta:initial-creator>
    <meta:creation-date>2013-07-01T18:44:01</meta:creation-date>
    <meta:editing-duration>PT6M49S</meta:editing-duration>
    <meta:editing-cycles>2</meta:editing-cycles>
    <meta:generator>LibreOffice/4.0.4.2$Linux_x86 LibreOffice_project/400m0$Build-2</meta:generator>
    <meta:keyword>SWOT-анализ</meta:keyword>
    <meta:keyword>банк</meta:keyword>
    <meta:keyword>коммерческий банк</meta:keyword>
    <meta:keyword>конкурентоспособность</meta:keyword>
    <dc:subject>Методика SWOT-анализа на примере коммерческого банка</dc:subject>
    <dc:title>Методика SWOT-анализа на примере коммерческого банка</dc:title>
    <dc:date>2013-07-01T18:44:12</dc:date>
    <dc:creator>Дмитрий Чадский</dc:creator>
    <meta:document-statistic meta:table-count="2" meta:image-count="0" meta:object-count="0" meta:page-count="4" meta:paragraph-count="87" meta:word-count="785" meta:character-count="5854" meta:non-whitespace-character-count="5161"/>
  </office:meta>
</office:document-meta>
</file>